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/>
    </style:style>
    <style:style style:name="P2" style:parent-style-name="NoSpacing" style:family="paragraph">
      <style:paragraph-properties fo:text-align="center"/>
    </style:style>
  </office:automatic-styles>
  <office:body>
    <office:text text:use-soft-page-breaks="true">
      <text:p text:style-name="P1">Michael Christensen</text:p>
      <text:p text:style-name="NoSpacing">November 15, 2013</text:p>
      <text:p text:style-name="NoSpacing">CS 465</text:p>
      <text:p text:style-name="P2">Project 9 – Buffer Overflow Part 2</text:p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el Christensen</meta:initial-creator>
    <dc:creator>Michael Christensen</dc:creator>
    <meta:creation-date>2013-11-15T10:18:00Z</meta:creation-date>
    <dc:date>2013-11-15T10:20:00Z</dc:date>
    <meta:template xlink:href="Normal" xlink:type="simple"/>
    <meta:editing-cycles>1</meta:editing-cycles>
    <meta:editing-duration>PT120S</meta:editing-duration>
    <meta:document-statistic meta:page-count="1" meta:paragraph-count="1" meta:word-count="12" meta:character-count="80" meta:row-count="1" meta:non-whitespace-character-count="69"/>
  </office:meta>
</office:document-meta>
</file>